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0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ST 1 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</table:table-row>
        <table:table-row table:style-name="ro1">
          <table:table-cell table:number-columns-repeated="4" office:value-type="string" calcext:value-type="string">
            <text:p>It: 1</text:p>
          </table:table-cell>
        </table:table-row>
        <table:table-row table:style-name="ro1">
          <table:table-cell office:value-type="string" calcext:value-type="string">
            <text:p>Vy: 0.10 || Vx: 91.63 || Vtotal: 91.63</text:p>
          </table:table-cell>
          <table:table-cell office:value-type="string" calcext:value-type="string">
            <text:p>Vy: 0.09 || Vx: 90.41 || Vtotal: 90.41 || C Vt: 90.41</text:p>
          </table:table-cell>
          <table:table-cell office:value-type="string" calcext:value-type="string">
            <text:p>Vy: 0.09 || Vx: 90.42 || Vtotal: 90.42</text:p>
          </table:table-cell>
          <table:table-cell office:value-type="string" calcext:value-type="string">
            <text:p>Vy: 0.10 || Vx: 92.48 || Vtotal: 92.48</text:p>
          </table:table-cell>
        </table:table-row>
        <table:table-row table:style-name="ro1">
          <table:table-cell office:value-type="string" calcext:value-type="string">
            <text:p>T_uyMAX: 10.63 || T_total: 15.85</text:p>
          </table:table-cell>
          <table:table-cell office:value-type="string" calcext:value-type="string">
            <text:p>T_uyMAX: 10.63 || T_total: 15.89</text:p>
          </table:table-cell>
          <table:table-cell office:value-type="string" calcext:value-type="string">
            <text:p>T_uyMAX: 10.63 || T_total: 15.23</text:p>
          </table:table-cell>
          <table:table-cell office:value-type="string" calcext:value-type="string">
            <text:p>T_uyMAX: 10.63 || T_total: 19.76</text:p>
          </table:table-cell>
        </table:table-row>
        <table:table-row table:style-name="ro1">
          <table:table-cell office:value-type="string" calcext:value-type="string">
            <text:p>Y1: 555.31 || Y2: 545.01 || Height: 1,100.32 || S Height: 1,991.62</text:p>
          </table:table-cell>
          <table:table-cell office:value-type="string" calcext:value-type="string">
            <text:p>Y1: 555.31 || Y2: 549.13 || Height: 1,104.44 || S Height: 1,995.74</text:p>
          </table:table-cell>
          <table:table-cell office:value-type="string" calcext:value-type="string">
            <text:p>Y1: 555.31 || Y2: 479.64 || Height: 1,034.94 || S Height: 1,926.25</text:p>
          </table:table-cell>
          <table:table-cell office:value-type="string" calcext:value-type="string">
            <text:p>Y1: 555.31 || Y2: 953.28 || Height: 1,508.59 || S Height: 2,399.89</text:p>
          </table:table-cell>
        </table:table-row>
        <table:table-row table:style-name="ro1">
          <table:table-cell table:number-columns-repeated="4" office:value-type="string" calcext:value-type="string">
            <text:p>D : 0.00</text:p>
          </table:table-cell>
        </table:table-row>
        <table:table-row table:style-name="ro1">
          <table:table-cell office:value-type="string" calcext:value-type="string">
            <text:p>3D1: {X:13,986.84 Y:-14,092.23 Z:58,726.46}|| 3D2:{X:13,986.84 Y:-14,092.23 Z:58,726.46}</text:p>
          </table:table-cell>
          <table:table-cell office:value-type="string" calcext:value-type="string">
            <text:p>3D1: {X:13,886.07 Y:-14,220.32 Z:58,723.84}|| 3D2:{X:13,886.07 Y:-14,220.32 Z:58,723.84}</text:p>
          </table:table-cell>
          <table:table-cell office:value-type="string" calcext:value-type="string">
            <text:p>3D1: {X:16,770.72 Y:-12,803.39 Z:58,221.46}|| 3D2:{X:16,770.72 Y:-12,803.39 Z:58,221.46}</text:p>
          </table:table-cell>
          <table:table-cell office:value-type="string" calcext:value-type="string">
            <text:p>3D1: {X:16,786.97 Y:-12,861.90 Z:58,707.57}|| 3D2:{X:16,786.97 Y:-12,861.90 Z:58,707.57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table:number-columns-repeated="2" office:value-type="string" calcext:value-type="string">
            <text:p>Grav V D: 9.29</text:p>
          </table:table-cell>
          <table:table-cell office:value-type="string" calcext:value-type="string">
            <text:p>Grav V D: 9.22</text:p>
          </table:table-cell>
          <table:table-cell office:value-type="string" calcext:value-type="string">
            <text:p>Grav V D: 9.23</text:p>
          </table:table-cell>
        </table:table-row>
        <table:table-row table:style-name="ro1">
          <table:table-cell table:number-columns-repeated="4" office:value-type="string" calcext:value-type="string">
            <text:p>T: 0.17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6</text:p>
          </table:table-cell>
        </table:table-row>
        <table:table-row table:style-name="ro1">
          <table:table-cell office:value-type="string" calcext:value-type="string">
            <text:p>Vy: 7.79 || Vx: 91.91 || Vtotal: 92.24</text:p>
          </table:table-cell>
          <table:table-cell office:value-type="string" calcext:value-type="string">
            <text:p>Vy: 7.81 || Vx: 90.71 || Vtotal: 91.05 || C Vt: 91.05</text:p>
          </table:table-cell>
          <table:table-cell office:value-type="string" calcext:value-type="string">
            <text:p>Vy: 7.82 || Vx: 90.72 || Vtotal: 91.06</text:p>
          </table:table-cell>
          <table:table-cell office:value-type="string" calcext:value-type="string">
            <text:p>Vy: 7.80 || Vx: 92.78 || Vtotal: 93.11</text:p>
          </table:table-cell>
        </table:table-row>
        <table:table-row table:style-name="ro1">
          <table:table-cell office:value-type="string" calcext:value-type="string">
            <text:p>T_uyMAX: 9.85 || T_total: 15.03</text:p>
          </table:table-cell>
          <table:table-cell office:value-type="string" calcext:value-type="string">
            <text:p>T_uyMAX: 9.84 || T_total: 15.07</text:p>
          </table:table-cell>
          <table:table-cell office:value-type="string" calcext:value-type="string">
            <text:p>T_uyMAX: 9.84 || T_total: 14.40</text:p>
          </table:table-cell>
          <table:table-cell office:value-type="string" calcext:value-type="string">
            <text:p>T_uyMAX: 9.84 || T_total: 18.94</text:p>
          </table:table-cell>
        </table:table-row>
        <table:table-row table:style-name="ro1">
          <table:table-cell office:value-type="string" calcext:value-type="string">
            <text:p>Y1: 552.22 || Y2: 541.48 || Height: 1,093.70 || S Height: 1,988.42</text:p>
          </table:table-cell>
          <table:table-cell office:value-type="string" calcext:value-type="string">
            <text:p>Y1: 552.20 || Y2: 545.60 || Height: 1,097.80 || S Height: 1,992.52</text:p>
          </table:table-cell>
          <table:table-cell office:value-type="string" calcext:value-type="string">
            <text:p>Y1: 552.20 || Y2: 476.11 || Height: 1,028.30 || S Height: 1,923.02</text:p>
          </table:table-cell>
          <table:table-cell office:value-type="string" calcext:value-type="string">
            <text:p>Y1: 552.21 || Y2: 949.75 || Height: 1,501.96 || S Height: 2,396.68</text:p>
          </table:table-cell>
        </table:table-row>
        <table:table-row table:style-name="ro1">
          <table:table-cell office:value-type="string" calcext:value-type="string">
            <text:p>D : 76.00</text:p>
          </table:table-cell>
          <table:table-cell office:value-type="string" calcext:value-type="string">
            <text:p>D : 74.26</text:p>
          </table:table-cell>
          <table:table-cell office:value-type="string" calcext:value-type="string">
            <text:p>D : 75.64</text:p>
          </table:table-cell>
          <table:table-cell office:value-type="string" calcext:value-type="string">
            <text:p>D : 77.24</text:p>
          </table:table-cell>
        </table:table-row>
        <table:table-row table:style-name="ro1">
          <table:table-cell office:value-type="string" calcext:value-type="string">
            <text:p>3D1: {X:13,986.84 Y:-14,092.23 Z:58,726.46}|| 3D2:{X:14,052.62 Y:-14,054.16 Z:58,716.49}</text:p>
          </table:table-cell>
          <table:table-cell office:value-type="string" calcext:value-type="string">
            <text:p>3D1: {X:13,886.07 Y:-14,220.32 Z:58,723.84}|| 3D2:{X:13,956.58 Y:-14,197.04 Z:58,709.36}</text:p>
          </table:table-cell>
          <table:table-cell office:value-type="string" calcext:value-type="string">
            <text:p>3D1: {X:16,770.72 Y:-12,803.39 Z:58,221.46}|| 3D2:{X:16,714.05 Y:-12,853.49 Z:58,223.28}</text:p>
          </table:table-cell>
          <table:table-cell office:value-type="string" calcext:value-type="string">
            <text:p>3D1: {X:16,786.97 Y:-12,861.90 Z:58,707.57}|| 3D2:{X:16,724.28 Y:-12,907.03 Z:58,712.14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table:number-columns-repeated="2" office:value-type="string" calcext:value-type="string">
            <text:p>Grav V D: 9.29</text:p>
          </table:table-cell>
          <table:table-cell office:value-type="string" calcext:value-type="string">
            <text:p>Grav V D: 9.22</text:p>
          </table:table-cell>
          <table:table-cell office:value-type="string" calcext:value-type="string">
            <text:p>Grav V D: 9.23</text:p>
          </table:table-cell>
        </table:table-row>
        <table:table-row table:style-name="ro1">
          <table:table-cell table:number-columns-repeated="4" office:value-type="string" calcext:value-type="string">
            <text:p>T: 1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12</text:p>
          </table:table-cell>
        </table:table-row>
        <table:table-row table:style-name="ro1">
          <table:table-cell office:value-type="string" calcext:value-type="string">
            <text:p>Vy: 17.46 || Vx: 91.94 || Vtotal: 93.58</text:p>
          </table:table-cell>
          <table:table-cell office:value-type="string" calcext:value-type="string">
            <text:p>Vy: 17.49 || Vx: 90.74 || Vtotal: 92.41 || C Vt: 92.41</text:p>
          </table:table-cell>
          <table:table-cell office:value-type="string" calcext:value-type="string">
            <text:p>Vy: 17.49 || Vx: 90.76 || Vtotal: 92.43</text:p>
          </table:table-cell>
          <table:table-cell office:value-type="string" calcext:value-type="string">
            <text:p>Vy: 17.47 || Vx: 92.82 || Vtotal: 94.45</text:p>
          </table:table-cell>
        </table:table-row>
        <table:table-row table:style-name="ro1">
          <table:table-cell office:value-type="string" calcext:value-type="string">
            <text:p>T_uyMAX: 8.86 || T_total: 14.05</text:p>
          </table:table-cell>
          <table:table-cell office:value-type="string" calcext:value-type="string">
            <text:p>T_uyMAX: 8.86 || T_total: 14.08</text:p>
          </table:table-cell>
          <table:table-cell office:value-type="string" calcext:value-type="string">
            <text:p>T_uyMAX: 8.86 || T_total: 13.42</text:p>
          </table:table-cell>
          <table:table-cell office:value-type="string" calcext:value-type="string">
            <text:p>T_uyMAX: 8.86 || T_total: 17.96</text:p>
          </table:table-cell>
        </table:table-row>
        <table:table-row table:style-name="ro1">
          <table:table-cell office:value-type="string" calcext:value-type="string">
            <text:p>Y1: 539.77 || Y2: 541.22 || Height: 1,080.99 || S Height: 1,975.71</text:p>
          </table:table-cell>
          <table:table-cell office:value-type="string" calcext:value-type="string">
            <text:p>Y1: 539.72 || Y2: 545.36 || Height: 1,085.07 || S Height: 1,979.79</text:p>
          </table:table-cell>
          <table:table-cell office:value-type="string" calcext:value-type="string">
            <text:p>Y1: 539.71 || Y2: 475.86 || Height: 1,015.57 || S Height: 1,910.28</text:p>
          </table:table-cell>
          <table:table-cell office:value-type="string" calcext:value-type="string">
            <text:p>Y1: 539.75 || Y2: 949.50 || Height: 1,489.24 || S Height: 2,383.96</text:p>
          </table:table-cell>
        </table:table-row>
        <table:table-row table:style-name="ro1">
          <table:table-cell office:value-type="string" calcext:value-type="string">
            <text:p>D : 166.49</text:p>
          </table:table-cell>
          <table:table-cell office:value-type="string" calcext:value-type="string">
            <text:p>D : 162.12</text:p>
          </table:table-cell>
          <table:table-cell office:value-type="string" calcext:value-type="string">
            <text:p>D : 167.03</text:p>
          </table:table-cell>
          <table:table-cell office:value-type="string" calcext:value-type="string">
            <text:p>D : 170.84</text:p>
          </table:table-cell>
        </table:table-row>
        <table:table-row table:style-name="ro1">
          <table:table-cell office:value-type="string" calcext:value-type="string">
            <text:p>3D1: {X:13,986.84 Y:-14,092.23 Z:58,726.46}|| 3D2:{X:14,129.53 Y:-14,006.44 Z:58,696.02}</text:p>
          </table:table-cell>
          <table:table-cell office:value-type="string" calcext:value-type="string">
            <text:p>3D1: {X:13,886.07 Y:-14,220.32 Z:58,723.84}|| 3D2:{X:14,039.18 Y:-14,167.04 Z:58,683.46}</text:p>
          </table:table-cell>
          <table:table-cell office:value-type="string" calcext:value-type="string">
            <text:p>3D1: {X:16,770.72 Y:-12,803.39 Z:58,221.46}|| 3D2:{X:16,643.62 Y:-12,911.76 Z:58,217.02}</text:p>
          </table:table-cell>
          <table:table-cell office:value-type="string" calcext:value-type="string">
            <text:p>3D1: {X:16,786.97 Y:-12,861.90 Z:58,707.57}|| 3D2:{X:16,646.63 Y:-12,959.33 Z:58,709.16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table:number-columns-repeated="2" office:value-type="string" calcext:value-type="string">
            <text:p>Grav V D: 9.29</text:p>
          </table:table-cell>
          <table:table-cell office:value-type="string" calcext:value-type="string">
            <text:p>Grav V D: 9.22</text:p>
          </table:table-cell>
          <table:table-cell office:value-type="string" calcext:value-type="string">
            <text:p>Grav V D: 9.23</text:p>
          </table:table-cell>
        </table:table-row>
        <table:table-row table:style-name="ro1">
          <table:table-cell table:number-columns-repeated="4" office:value-type="string" calcext:value-type="string">
            <text:p>T: 2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18</text:p>
          </table:table-cell>
        </table:table-row>
        <table:table-row table:style-name="ro1">
          <table:table-cell office:value-type="string" calcext:value-type="string">
            <text:p>Vy: 27.14 || Vx: 91.99 || Vtotal: 95.91</text:p>
          </table:table-cell>
          <table:table-cell office:value-type="string" calcext:value-type="string">
            <text:p>Vy: 27.17 || Vx: 90.79 || Vtotal: 94.77 || C Vt: 94.77</text:p>
          </table:table-cell>
          <table:table-cell office:value-type="string" calcext:value-type="string">
            <text:p>Vy: 27.17 || Vx: 90.80 || Vtotal: 94.78</text:p>
          </table:table-cell>
          <table:table-cell office:value-type="string" calcext:value-type="string">
            <text:p>Vy: 26.99 || Vx: 92.88 || Vtotal: 96.72</text:p>
          </table:table-cell>
        </table:table-row>
        <table:table-row table:style-name="ro1">
          <table:table-cell office:value-type="string" calcext:value-type="string">
            <text:p>T_uyMAX: 7.87 || T_total: 13.06</text:p>
          </table:table-cell>
          <table:table-cell office:value-type="string" calcext:value-type="string">
            <text:p>T_uyMAX: 7.87 || T_total: 13.09</text:p>
          </table:table-cell>
          <table:table-cell office:value-type="string" calcext:value-type="string">
            <text:p>T_uyMAX: 7.87 || T_total: 12.43</text:p>
          </table:table-cell>
          <table:table-cell office:value-type="string" calcext:value-type="string">
            <text:p>T_uyMAX: 7.89 || T_total: 16.98</text:p>
          </table:table-cell>
        </table:table-row>
        <table:table-row table:style-name="ro1">
          <table:table-cell office:value-type="string" calcext:value-type="string">
            <text:p>Y1: 517.78 || Y2: 540.83 || Height: 1,058.61 || S Height: 1,953.32</text:p>
          </table:table-cell>
          <table:table-cell office:value-type="string" calcext:value-type="string">
            <text:p>Y1: 517.69 || Y2: 544.97 || Height: 1,062.66 || S Height: 1,957.38</text:p>
          </table:table-cell>
          <table:table-cell office:value-type="string" calcext:value-type="string">
            <text:p>Y1: 517.68 || Y2: 475.46 || Height: 993.15 || S Height: 1,887.87</text:p>
          </table:table-cell>
          <table:table-cell office:value-type="string" calcext:value-type="string">
            <text:p>Y1: 518.20 || Y2: 949.10 || Height: 1,467.29 || S Height: 2,362.01</text:p>
          </table:table-cell>
        </table:table-row>
        <table:table-row table:style-name="ro1">
          <table:table-cell office:value-type="string" calcext:value-type="string">
            <text:p>D : 256.27</text:p>
          </table:table-cell>
          <table:table-cell office:value-type="string" calcext:value-type="string">
            <text:p>D : 248.67</text:p>
          </table:table-cell>
          <table:table-cell office:value-type="string" calcext:value-type="string">
            <text:p>D : 259.17</text:p>
          </table:table-cell>
          <table:table-cell office:value-type="string" calcext:value-type="string">
            <text:p>D : 263.92</text:p>
          </table:table-cell>
        </table:table-row>
        <table:table-row table:style-name="ro1">
          <table:table-cell office:value-type="string" calcext:value-type="string">
            <text:p>3D1: {X:13,986.84 Y:-14,092.23 Z:58,726.46}|| 3D2:{X:14,204.22 Y:-13,956.50 Z:58,666.26}</text:p>
          </table:table-cell>
          <table:table-cell office:value-type="string" calcext:value-type="string">
            <text:p>3D1: {X:13,886.07 Y:-14,220.32 Z:58,723.84}|| 3D2:{X:14,119.57 Y:-14,134.80 Z:58,648.28}</text:p>
          </table:table-cell>
          <table:table-cell office:value-type="string" calcext:value-type="string">
            <text:p>3D1: {X:16,770.72 Y:-12,803.39 Z:58,221.46}|| 3D2:{X:16,570.54 Y:-12,968.00 Z:58,201.53}</text:p>
          </table:table-cell>
          <table:table-cell office:value-type="string" calcext:value-type="string">
            <text:p>3D1: {X:16,786.97 Y:-12,861.90 Z:58,707.57}|| 3D2:{X:16,567.71 Y:-13,008.79 Z:58,697.23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table:number-columns-repeated="2" office:value-type="string" calcext:value-type="string">
            <text:p>Grav V D: 9.29</text:p>
          </table:table-cell>
          <table:table-cell table:number-columns-repeated="2" office:value-type="string" calcext:value-type="string">
            <text:p>Grav V D: 9.23</text:p>
          </table:table-cell>
        </table:table-row>
        <table:table-row table:style-name="ro1">
          <table:table-cell table:number-columns-repeated="4" office:value-type="string" calcext:value-type="string">
            <text:p>T: 3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24</text:p>
          </table:table-cell>
        </table:table-row>
        <table:table-row table:style-name="ro1">
          <table:table-cell office:value-type="string" calcext:value-type="string">
            <text:p>Vy: 36.81 || Vx: 92.05 || Vtotal: 99.13</text:p>
          </table:table-cell>
          <table:table-cell office:value-type="string" calcext:value-type="string">
            <text:p>Vy: 36.52 || Vx: 90.84 || Vtotal: 97.91 || C Vt: 97.91</text:p>
          </table:table-cell>
          <table:table-cell office:value-type="string" calcext:value-type="string">
            <text:p>Vy: 38.14 || Vx: 90.88 || Vtotal: 98.55</text:p>
          </table:table-cell>
          <table:table-cell office:value-type="string" calcext:value-type="string">
            <text:p>Vy: 36.66 || Vx: 92.94 || Vtotal: 99.90</text:p>
          </table:table-cell>
        </table:table-row>
        <table:table-row table:style-name="ro1">
          <table:table-cell office:value-type="string" calcext:value-type="string">
            <text:p>T_uyMAX: 6.89 || T_total: 12.06</text:p>
          </table:table-cell>
          <table:table-cell office:value-type="string" calcext:value-type="string">
            <text:p>T_uyMAX: 6.92 || T_total: 12.13</text:p>
          </table:table-cell>
          <table:table-cell office:value-type="string" calcext:value-type="string">
            <text:p>T_uyMAX: 6.75 || T_total: 11.30</text:p>
          </table:table-cell>
          <table:table-cell office:value-type="string" calcext:value-type="string">
            <text:p>T_uyMAX: 6.90 || T_total: 15.99</text:p>
          </table:table-cell>
        </table:table-row>
        <table:table-row table:style-name="ro1">
          <table:table-cell office:value-type="string" calcext:value-type="string">
            <text:p>Y1: 486.25 || Y2: 540.30 || Height: 1,026.55 || S Height: 1,921.27</text:p>
          </table:table-cell>
          <table:table-cell office:value-type="string" calcext:value-type="string">
            <text:p>Y1: 487.33 || Y2: 544.47 || Height: 1,031.79 || S Height: 1,926.51</text:p>
          </table:table-cell>
          <table:table-cell office:value-type="string" calcext:value-type="string">
            <text:p>Y1: 481.18 || Y2: 474.87 || Height: 956.05 || S Height: 1,850.77</text:p>
          </table:table-cell>
          <table:table-cell office:value-type="string" calcext:value-type="string">
            <text:p>Y1: 486.82 || Y2: 948.57 || Height: 1,435.39 || S Height: 2,330.11</text:p>
          </table:table-cell>
        </table:table-row>
        <table:table-row table:style-name="ro1">
          <table:table-cell office:value-type="string" calcext:value-type="string">
            <text:p>D : 345.39</text:p>
          </table:table-cell>
          <table:table-cell office:value-type="string" calcext:value-type="string">
            <text:p>D : 331.15</text:p>
          </table:table-cell>
          <table:table-cell office:value-type="string" calcext:value-type="string">
            <text:p>D : 364.58</text:p>
          </table:table-cell>
          <table:table-cell office:value-type="string" calcext:value-type="string">
            <text:p>D : 359.68</text:p>
          </table:table-cell>
        </table:table-row>
        <table:table-row table:style-name="ro1">
          <table:table-cell office:value-type="string" calcext:value-type="string">
            <text:p>3D1: {X:13,986.84 Y:-14,092.23 Z:58,726.46}|| 3D2:{X:14,276.66 Y:-13,904.34 Z:58,627.20}</text:p>
          </table:table-cell>
          <table:table-cell office:value-type="string" calcext:value-type="string">
            <text:p>3D1: {X:13,886.07 Y:-14,220.32 Z:58,723.84}|| 3D2:{X:14,195.16 Y:-14,101.50 Z:58,605.43}</text:p>
          </table:table-cell>
          <table:table-cell office:value-type="string" calcext:value-type="string">
            <text:p>3D1: {X:16,770.72 Y:-12,803.39 Z:58,221.46}|| 3D2:{X:16,484.53 Y:-13,029.26 Z:58,172.83}</text:p>
          </table:table-cell>
          <table:table-cell office:value-type="string" calcext:value-type="string">
            <text:p>3D1: {X:16,786.97 Y:-12,861.90 Z:58,707.57}|| 3D2:{X:16,484.85 Y:-13,057.07 Z:58,675.95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9</text:p>
          </table:table-cell>
          <table:table-cell office:value-type="string" calcext:value-type="string">
            <text:p>Grav V D: 9.28</text:p>
          </table:table-cell>
          <table:table-cell table:number-columns-repeated="2" office:value-type="string" calcext:value-type="string">
            <text:p>Grav V D: 9.23</text:p>
          </table:table-cell>
        </table:table-row>
        <table:table-row table:style-name="ro1">
          <table:table-cell table:number-columns-repeated="4" office:value-type="string" calcext:value-type="string">
            <text:p>T: 4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30</text:p>
          </table:table-cell>
        </table:table-row>
        <table:table-row table:style-name="ro1">
          <table:table-cell office:value-type="string" calcext:value-type="string">
            <text:p>Vy: 46.48 || Vx: 92.12 || Vtotal: 103.18</text:p>
          </table:table-cell>
          <table:table-cell office:value-type="string" calcext:value-type="string">
            <text:p>Vy: 46.20 || Vx: 90.92 || Vtotal: 101.98 || C Vt: 101.98</text:p>
          </table:table-cell>
          <table:table-cell office:value-type="string" calcext:value-type="string">
            <text:p>Vy: 47.81 || Vx: 90.95 || Vtotal: 102.75</text:p>
          </table:table-cell>
          <table:table-cell office:value-type="string" calcext:value-type="string">
            <text:p>Vy: 46.33 || Vx: 93.01 || Vtotal: 103.91</text:p>
          </table:table-cell>
        </table:table-row>
        <table:table-row table:style-name="ro1">
          <table:table-cell office:value-type="string" calcext:value-type="string">
            <text:p>T_uyMAX: 5.90 || T_total: 11.07</text:p>
          </table:table-cell>
          <table:table-cell office:value-type="string" calcext:value-type="string">
            <text:p>T_uyMAX: 5.93 || T_total: 11.14</text:p>
          </table:table-cell>
          <table:table-cell office:value-type="string" calcext:value-type="string">
            <text:p>T_uyMAX: 5.77 || T_total: 10.31</text:p>
          </table:table-cell>
          <table:table-cell office:value-type="string" calcext:value-type="string">
            <text:p>T_uyMAX: 5.92 || T_total: 15.00</text:p>
          </table:table-cell>
        </table:table-row>
        <table:table-row table:style-name="ro1">
          <table:table-cell office:value-type="string" calcext:value-type="string">
            <text:p>Y1: 445.19 || Y2: 539.64 || Height: 984.82 || S Height: 1,879.54</text:p>
          </table:table-cell>
          <table:table-cell office:value-type="string" calcext:value-type="string">
            <text:p>Y1: 446.53 || Y2: 543.82 || Height: 990.35 || S Height: 1,885.07</text:p>
          </table:table-cell>
          <table:table-cell office:value-type="string" calcext:value-type="string">
            <text:p>Y1: 438.79 || Y2: 474.21 || Height: 913.00 || S Height: 1,807.72</text:p>
          </table:table-cell>
          <table:table-cell office:value-type="string" calcext:value-type="string">
            <text:p>Y1: 445.92 || Y2: 947.90 || Height: 1,393.82 || S Height: 2,288.53</text:p>
          </table:table-cell>
        </table:table-row>
        <table:table-row table:style-name="ro1">
          <table:table-cell office:value-type="string" calcext:value-type="string">
            <text:p>D : 433.93</text:p>
          </table:table-cell>
          <table:table-cell office:value-type="string" calcext:value-type="string">
            <text:p>D : 415.29</text:p>
          </table:table-cell>
          <table:table-cell office:value-type="string" calcext:value-type="string">
            <text:p>D : 458.55</text:p>
          </table:table-cell>
          <table:table-cell office:value-type="string" calcext:value-type="string">
            <text:p>D : 456.62</text:p>
          </table:table-cell>
        </table:table-row>
        <table:table-row table:style-name="ro1">
          <table:table-cell office:value-type="string" calcext:value-type="string">
            <text:p>3D1: {X:13,986.84 Y:-14,092.23 Z:58,726.46}|| 3D2:{X:14,346.85 Y:-13,849.97 Z:58,578.86}</text:p>
          </table:table-cell>
          <table:table-cell office:value-type="string" calcext:value-type="string">
            <text:p>3D1: {X:13,886.07 Y:-14,220.32 Z:58,723.84}|| 3D2:{X:14,271.16 Y:-14,064.85 Z:58,551.98}</text:p>
          </table:table-cell>
          <table:table-cell office:value-type="string" calcext:value-type="string">
            <text:p>3D1: {X:16,770.72 Y:-12,803.39 Z:58,221.46}|| 3D2:{X:16,405.84 Y:-13,081.11 Z:58,137.66}</text:p>
          </table:table-cell>
          <table:table-cell office:value-type="string" calcext:value-type="string">
            <text:p>3D1: {X:16,786.97 Y:-12,861.90 Z:58,707.57}|| 3D2:{X:16,399.38 Y:-13,103.30 Z:58,645.43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9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4</text:p>
          </table:table-cell>
        </table:table-row>
        <table:table-row table:style-name="ro1">
          <table:table-cell table:number-columns-repeated="4" office:value-type="string" calcext:value-type="string">
            <text:p>T: 5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36</text:p>
          </table:table-cell>
        </table:table-row>
        <table:table-row table:style-name="ro1">
          <table:table-cell office:value-type="string" calcext:value-type="string">
            <text:p>Vy: 54.37 || Vx: 89.09 || Vtotal: 104.38</text:p>
          </table:table-cell>
          <table:table-cell office:value-type="string" calcext:value-type="string">
            <text:p>Vy: 54.65 || Vx: 88.92 || Vtotal: 104.37 || C Vt: 104.37</text:p>
          </table:table-cell>
          <table:table-cell office:value-type="string" calcext:value-type="string">
            <text:p>Vy: 55.80 || Vx: 88.21 || Vtotal: 104.38</text:p>
          </table:table-cell>
          <table:table-cell office:value-type="string" calcext:value-type="string">
            <text:p>Vy: 53.92 || Vx: 89.37 || Vtotal: 104.37</text:p>
          </table:table-cell>
        </table:table-row>
        <table:table-row table:style-name="ro1">
          <table:table-cell office:value-type="string" calcext:value-type="string">
            <text:p>T_uyMAX: 5.10 || T_total: 10.17</text:p>
          </table:table-cell>
          <table:table-cell office:value-type="string" calcext:value-type="string">
            <text:p>T_uyMAX: 5.07 || T_total: 10.21</text:p>
          </table:table-cell>
          <table:table-cell office:value-type="string" calcext:value-type="string">
            <text:p>T_uyMAX: 4.95 || T_total: 9.40</text:p>
          </table:table-cell>
          <table:table-cell office:value-type="string" calcext:value-type="string">
            <text:p>T_uyMAX: 5.14 || T_total: 14.11</text:p>
          </table:table-cell>
        </table:table-row>
        <table:table-row table:style-name="ro1">
          <table:table-cell office:value-type="string" calcext:value-type="string">
            <text:p>Y1: 404.62 || Y2: 529.46 || Height: 934.08 || S Height: 1,828.79</text:p>
          </table:table-cell>
          <table:table-cell office:value-type="string" calcext:value-type="string">
            <text:p>Y1: 403.09 || Y2: 536.45 || Height: 939.54 || S Height: 1,834.26</text:p>
          </table:table-cell>
          <table:table-cell office:value-type="string" calcext:value-type="string">
            <text:p>Y1: 396.62 || Y2: 464.20 || Height: 860.81 || S Height: 1,755.53</text:p>
          </table:table-cell>
          <table:table-cell office:value-type="string" calcext:value-type="string">
            <text:p>Y1: 407.11 || Y2: 936.37 || Height: 1,343.48 || S Height: 2,238.19</text:p>
          </table:table-cell>
        </table:table-row>
        <table:table-row table:style-name="ro1">
          <table:table-cell office:value-type="string" calcext:value-type="string">
            <text:p>D : 520.84</text:p>
          </table:table-cell>
          <table:table-cell office:value-type="string" calcext:value-type="string">
            <text:p>D : 497.84</text:p>
          </table:table-cell>
          <table:table-cell office:value-type="string" calcext:value-type="string">
            <text:p>D : 552.50</text:p>
          </table:table-cell>
          <table:table-cell office:value-type="string" calcext:value-type="string">
            <text:p>D : 553.02</text:p>
          </table:table-cell>
        </table:table-row>
        <table:table-row table:style-name="ro1">
          <table:table-cell office:value-type="string" calcext:value-type="string">
            <text:p>3D1: {X:13,986.84 Y:-14,092.23 Z:58,726.46}|| 3D2:{X:14,413.93 Y:-13,794.12 Z:58,521.96}</text:p>
          </table:table-cell>
          <table:table-cell office:value-type="string" calcext:value-type="string">
            <text:p>3D1: {X:13,886.07 Y:-14,220.32 Z:58,723.84}|| 3D2:{X:14,344.50 Y:-14,026.20 Z:58,489.62}</text:p>
          </table:table-cell>
          <table:table-cell office:value-type="string" calcext:value-type="string">
            <text:p>3D1: {X:16,770.72 Y:-12,803.39 Z:58,221.46}|| 3D2:{X:16,325.38 Y:-13,130.39 Z:58,093.74}</text:p>
          </table:table-cell>
          <table:table-cell office:value-type="string" calcext:value-type="string">
            <text:p>3D1: {X:16,786.97 Y:-12,861.90 Z:58,707.57}|| 3D2:{X:16,312.90 Y:-13,146.68 Z:58,606.38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9</text:p>
          </table:table-cell>
          <table:table-cell office:value-type="string" calcext:value-type="string">
            <text:p>Grav V D: 9.28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4</text:p>
          </table:table-cell>
        </table:table-row>
        <table:table-row table:style-name="ro1">
          <table:table-cell table:number-columns-repeated="4" office:value-type="string" calcext:value-type="string">
            <text:p>T: 6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42</text:p>
          </table:table-cell>
        </table:table-row>
        <table:table-row table:style-name="ro1">
          <table:table-cell office:value-type="string" calcext:value-type="string">
            <text:p>Vy: 61.05 || Vx: 84.66 || Vtotal: 104.37</text:p>
          </table:table-cell>
          <table:table-cell office:value-type="string" calcext:value-type="string">
            <text:p>Vy: 61.30 || Vx: 84.48 || Vtotal: 104.37 || C Vt: 104.37</text:p>
          </table:table-cell>
          <table:table-cell office:value-type="string" calcext:value-type="string">
            <text:p>Vy: 62.33 || Vx: 83.72 || Vtotal: 104.37</text:p>
          </table:table-cell>
          <table:table-cell office:value-type="string" calcext:value-type="string">
            <text:p>Vy: 60.64 || Vx: 84.95 || Vtotal: 104.38</text:p>
          </table:table-cell>
        </table:table-row>
        <table:table-row table:style-name="ro1">
          <table:table-cell office:value-type="string" calcext:value-type="string">
            <text:p>T_uyMAX: 4.42 || T_total: 9.31</text:p>
          </table:table-cell>
          <table:table-cell office:value-type="string" calcext:value-type="string">
            <text:p>T_uyMAX: 4.39 || T_total: 9.35</text:p>
          </table:table-cell>
          <table:table-cell office:value-type="string" calcext:value-type="string">
            <text:p>T_uyMAX: 4.29 || T_total: 8.54</text:p>
          </table:table-cell>
          <table:table-cell office:value-type="string" calcext:value-type="string">
            <text:p>T_uyMAX: 4.46 || T_total: 13.26</text:p>
          </table:table-cell>
        </table:table-row>
        <table:table-row table:style-name="ro1">
          <table:table-cell office:value-type="string" calcext:value-type="string">
            <text:p>Y1: 365.36 || Y2: 510.89 || Height: 876.25 || S Height: 1,770.97</text:p>
          </table:table-cell>
          <table:table-cell office:value-type="string" calcext:value-type="string">
            <text:p>Y1: 363.82 || Y2: 517.64 || Height: 881.45 || S Height: 1,776.17</text:p>
          </table:table-cell>
          <table:table-cell office:value-type="string" calcext:value-type="string">
            <text:p>Y1: 357.30 || Y2: 444.34 || Height: 801.64 || S Height: 1,696.36</text:p>
          </table:table-cell>
          <table:table-cell office:value-type="string" calcext:value-type="string">
            <text:p>Y1: 367.89 || Y2: 918.20 || Height: 1,286.09 || S Height: 2,180.79</text:p>
          </table:table-cell>
        </table:table-row>
        <table:table-row table:style-name="ro1">
          <table:table-cell office:value-type="string" calcext:value-type="string">
            <text:p>D : 603.26</text:p>
          </table:table-cell>
          <table:table-cell office:value-type="string" calcext:value-type="string">
            <text:p>D : 575.82</text:p>
          </table:table-cell>
          <table:table-cell office:value-type="string" calcext:value-type="string">
            <text:p>D : 643.07</text:p>
          </table:table-cell>
          <table:table-cell office:value-type="string" calcext:value-type="string">
            <text:p>D : 646.13</text:p>
          </table:table-cell>
        </table:table-row>
        <table:table-row table:style-name="ro1">
          <table:table-cell office:value-type="string" calcext:value-type="string">
            <text:p>3D1: {X:13,986.84 Y:-14,092.23 Z:58,726.46}|| 3D2:{X:14,475.67 Y:-13,738.72 Z:58,458.65}</text:p>
          </table:table-cell>
          <table:table-cell office:value-type="string" calcext:value-type="string">
            <text:p>3D1: {X:13,886.07 Y:-14,220.32 Z:58,723.84}|| 3D2:{X:14,412.51 Y:-13,987.01 Z:58,420.86}</text:p>
          </table:table-cell>
          <table:table-cell office:value-type="string" calcext:value-type="string">
            <text:p>3D1: {X:16,770.72 Y:-12,803.39 Z:58,221.46}|| 3D2:{X:16,246.13 Y:-13,175.35 Z:58,042.87}</text:p>
          </table:table-cell>
          <table:table-cell office:value-type="string" calcext:value-type="string">
            <text:p>3D1: {X:16,786.97 Y:-12,861.90 Z:58,707.57}|| 3D2:{X:16,228.00 Y:-13,185.99 Z:58,560.17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table:number-columns-repeated="2" office:value-type="string" calcext:value-type="string">
            <text:p>Grav V D: 9.28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4</text:p>
          </table:table-cell>
        </table:table-row>
        <table:table-row table:style-name="ro1">
          <table:table-cell table:number-columns-repeated="4" office:value-type="string" calcext:value-type="string">
            <text:p>T: 7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48</text:p>
          </table:table-cell>
        </table:table-row>
        <table:table-row table:style-name="ro1">
          <table:table-cell office:value-type="string" calcext:value-type="string">
            <text:p>Vy: 67.04 || Vx: 80.00 || Vtotal: 104.38</text:p>
          </table:table-cell>
          <table:table-cell office:value-type="string" calcext:value-type="string">
            <text:p>Vy: 67.26 || Vx: 79.82 || Vtotal: 104.37 || C Vt: 104.37</text:p>
          </table:table-cell>
          <table:table-cell office:value-type="string" calcext:value-type="string">
            <text:p>Vy: 68.18 || Vx: 79.03 || Vtotal: 104.38</text:p>
          </table:table-cell>
          <table:table-cell office:value-type="string" calcext:value-type="string">
            <text:p>Vy: 66.67 || Vx: 80.30 || Vtotal: 104.37</text:p>
          </table:table-cell>
        </table:table-row>
        <table:table-row table:style-name="ro1">
          <table:table-cell office:value-type="string" calcext:value-type="string">
            <text:p>T_uyMAX: 3.81 || T_total: 8.46</text:p>
          </table:table-cell>
          <table:table-cell office:value-type="string" calcext:value-type="string">
            <text:p>T_uyMAX: 3.78 || T_total: 8.50</text:p>
          </table:table-cell>
          <table:table-cell office:value-type="string" calcext:value-type="string">
            <text:p>T_uyMAX: 3.69 || T_total: 7.69</text:p>
          </table:table-cell>
          <table:table-cell office:value-type="string" calcext:value-type="string">
            <text:p>T_uyMAX: 3.84 || T_total: 12.40</text:p>
          </table:table-cell>
        </table:table-row>
        <table:table-row table:style-name="ro1">
          <table:table-cell office:value-type="string" calcext:value-type="string">
            <text:p>Y1: 326.27 || Y2: 485.83 || Height: 812.10 || S Height: 1,706.82</text:p>
          </table:table-cell>
          <table:table-cell office:value-type="string" calcext:value-type="string">
            <text:p>Y1: 324.76 || Y2: 492.31 || Height: 817.07 || S Height: 1,711.79</text:p>
          </table:table-cell>
          <table:table-cell office:value-type="string" calcext:value-type="string">
            <text:p>Y1: 318.37 || Y2: 417.90 || Height: 736.28 || S Height: 1,631.00</text:p>
          </table:table-cell>
          <table:table-cell office:value-type="string" calcext:value-type="string">
            <text:p>Y1: 328.74 || Y2: 893.58 || Height: 1,222.32 || S Height: 2,117.02</text:p>
          </table:table-cell>
        </table:table-row>
        <table:table-row table:style-name="ro1">
          <table:table-cell office:value-type="string" calcext:value-type="string">
            <text:p>D : 680.87</text:p>
          </table:table-cell>
          <table:table-cell office:value-type="string" calcext:value-type="string">
            <text:p>D : 648.63</text:p>
          </table:table-cell>
          <table:table-cell office:value-type="string" calcext:value-type="string">
            <text:p>D : 729.75</text:p>
          </table:table-cell>
          <table:table-cell office:value-type="string" calcext:value-type="string">
            <text:p>D : 735.58</text:p>
          </table:table-cell>
        </table:table-row>
        <table:table-row table:style-name="ro1">
          <table:table-cell office:value-type="string" calcext:value-type="string">
            <text:p>3D1: {X:13,986.84 Y:-14,092.23 Z:58,726.46}|| 3D2:{X:14,531.88 Y:-13,684.16 Z:58,389.72}</text:p>
          </table:table-cell>
          <table:table-cell office:value-type="string" calcext:value-type="string">
            <text:p>3D1: {X:13,886.07 Y:-14,220.32 Z:58,723.84}|| 3D2:{X:14,474.65 Y:-13,947.77 Z:58,346.79}</text:p>
          </table:table-cell>
          <table:table-cell office:value-type="string" calcext:value-type="string">
            <text:p>3D1: {X:16,770.72 Y:-12,803.39 Z:58,221.46}|| 3D2:{X:16,168.70 Y:-13,215.82 Z:57,985.83}</text:p>
          </table:table-cell>
          <table:table-cell office:value-type="string" calcext:value-type="string">
            <text:p>3D1: {X:16,786.97 Y:-12,861.90 Z:58,707.57}|| 3D2:{X:16,145.11 Y:-13,221.20 Z:58,507.45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table:number-columns-repeated="2" office:value-type="string" calcext:value-type="string">
            <text:p>Grav V D: 9.28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4</text:p>
          </table:table-cell>
        </table:table-row>
        <table:table-row table:style-name="ro1">
          <table:table-cell table:number-columns-repeated="4" office:value-type="string" calcext:value-type="string">
            <text:p>T: 8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54</text:p>
          </table:table-cell>
        </table:table-row>
        <table:table-row table:style-name="ro1">
          <table:table-cell office:value-type="string" calcext:value-type="string">
            <text:p>Vy: 72.36 || Vx: 75.22 || Vtotal: 104.38</text:p>
          </table:table-cell>
          <table:table-cell office:value-type="string" calcext:value-type="string">
            <text:p>Vy: 72.55 || Vx: 75.03 || Vtotal: 104.38 || C Vt: 104.38</text:p>
          </table:table-cell>
          <table:table-cell office:value-type="string" calcext:value-type="string">
            <text:p>Vy: 73.37 || Vx: 74.24 || Vtotal: 104.37</text:p>
          </table:table-cell>
          <table:table-cell office:value-type="string" calcext:value-type="string">
            <text:p>Vy: 72.04 || Vx: 75.53 || Vtotal: 104.37</text:p>
          </table:table-cell>
        </table:table-row>
        <table:table-row table:style-name="ro1">
          <table:table-cell office:value-type="string" calcext:value-type="string">
            <text:p>T_uyMAX: 3.26 || T_total: 7.61</text:p>
          </table:table-cell>
          <table:table-cell office:value-type="string" calcext:value-type="string">
            <text:p>T_uyMAX: 3.24 || T_total: 7.65</text:p>
          </table:table-cell>
          <table:table-cell office:value-type="string" calcext:value-type="string">
            <text:p>T_uyMAX: 3.16 || T_total: 6.84</text:p>
          </table:table-cell>
          <table:table-cell office:value-type="string" calcext:value-type="string">
            <text:p>T_uyMAX: 3.30 || T_total: 11.56</text:p>
          </table:table-cell>
        </table:table-row>
        <table:table-row table:style-name="ro1">
          <table:table-cell office:value-type="string" calcext:value-type="string">
            <text:p>Y1: 288.46 || Y2: 453.84 || Height: 742.30 || S Height: 1,637.03</text:p>
          </table:table-cell>
          <table:table-cell office:value-type="string" calcext:value-type="string">
            <text:p>Y1: 287.02 || Y2: 460.05 || Height: 747.07 || S Height: 1,641.79</text:p>
          </table:table-cell>
          <table:table-cell office:value-type="string" calcext:value-type="string">
            <text:p>Y1: 280.96 || Y2: 384.44 || Height: 665.41 || S Height: 1,560.13</text:p>
          </table:table-cell>
          <table:table-cell office:value-type="string" calcext:value-type="string">
            <text:p>Y1: 290.82 || Y2: 862.05 || Height: 1,152.87 || S Height: 2,047.56</text:p>
          </table:table-cell>
        </table:table-row>
        <table:table-row table:style-name="ro1">
          <table:table-cell office:value-type="string" calcext:value-type="string">
            <text:p>D : 753.60</text:p>
          </table:table-cell>
          <table:table-cell office:value-type="string" calcext:value-type="string">
            <text:p>D : 716.21</text:p>
          </table:table-cell>
          <table:table-cell office:value-type="string" calcext:value-type="string">
            <text:p>D : 812.36</text:p>
          </table:table-cell>
          <table:table-cell office:value-type="string" calcext:value-type="string">
            <text:p>D : 821.15</text:p>
          </table:table-cell>
        </table:table-row>
        <table:table-row table:style-name="ro1">
          <table:table-cell office:value-type="string" calcext:value-type="string">
            <text:p>3D1: {X:13,986.84 Y:-14,092.23 Z:58,726.46}|| 3D2:{X:14,582.57 Y:-13,630.69 Z:58,315.82}</text:p>
          </table:table-cell>
          <table:table-cell office:value-type="string" calcext:value-type="string">
            <text:p>3D1: {X:13,886.07 Y:-14,220.32 Z:58,723.84}|| 3D2:{X:14,530.93 Y:-13,908.68 Z:58,268.08}</text:p>
          </table:table-cell>
          <table:table-cell office:value-type="string" calcext:value-type="string">
            <text:p>3D1: {X:16,770.72 Y:-12,803.39 Z:58,221.46}|| 3D2:{X:16,093.37 Y:-13,251.86 Z:57,923.24}</text:p>
          </table:table-cell>
          <table:table-cell office:value-type="string" calcext:value-type="string">
            <text:p>3D1: {X:16,786.97 Y:-12,861.90 Z:58,707.57}|| 3D2:{X:16,064.57 Y:-13,252.33 Z:58,448.84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8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4</text:p>
          </table:table-cell>
        </table:table-row>
        <table:table-row table:style-name="ro1">
          <table:table-cell table:number-columns-repeated="4" office:value-type="string" calcext:value-type="string">
            <text:p>T: 9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60</text:p>
          </table:table-cell>
        </table:table-row>
        <table:table-row table:style-name="ro1">
          <table:table-cell office:value-type="string" calcext:value-type="string">
            <text:p>Vy: 77.04 || Vx: 70.42 || Vtotal: 104.37</text:p>
          </table:table-cell>
          <table:table-cell office:value-type="string" calcext:value-type="string">
            <text:p>Vy: 77.21 || Vx: 70.23 || Vtotal: 104.37 || C Vt: 104.37</text:p>
          </table:table-cell>
          <table:table-cell office:value-type="string" calcext:value-type="string">
            <text:p>Vy: 77.93 || Vx: 69.44 || Vtotal: 104.38</text:p>
          </table:table-cell>
          <table:table-cell office:value-type="string" calcext:value-type="string">
            <text:p>Vy: 76.76 || Vx: 70.72 || Vtotal: 104.38</text:p>
          </table:table-cell>
        </table:table-row>
        <table:table-row table:style-name="ro1">
          <table:table-cell office:value-type="string" calcext:value-type="string">
            <text:p>T_uyMAX: 2.79 || T_total: 6.76</text:p>
          </table:table-cell>
          <table:table-cell office:value-type="string" calcext:value-type="string">
            <text:p>T_uyMAX: 2.77 || T_total: 6.80</text:p>
          </table:table-cell>
          <table:table-cell office:value-type="string" calcext:value-type="string">
            <text:p>T_uyMAX: 2.70 || T_total: 5.99</text:p>
          </table:table-cell>
          <table:table-cell office:value-type="string" calcext:value-type="string">
            <text:p>T_uyMAX: 2.82 || T_total: 10.70</text:p>
          </table:table-cell>
        </table:table-row>
        <table:table-row table:style-name="ro1">
          <table:table-cell office:value-type="string" calcext:value-type="string">
            <text:p>Y1: 252.80 || Y2: 414.71 || Height: 667.52 || S Height: 1,562.24</text:p>
          </table:table-cell>
          <table:table-cell office:value-type="string" calcext:value-type="string">
            <text:p>Y1: 251.46 || Y2: 420.63 || Height: 672.09 || S Height: 1,566.82</text:p>
          </table:table-cell>
          <table:table-cell office:value-type="string" calcext:value-type="string">
            <text:p>Y1: 245.81 || Y2: 343.86 || Height: 589.67 || S Height: 1,484.39</text:p>
          </table:table-cell>
          <table:table-cell office:value-type="string" calcext:value-type="string">
            <text:p>Y1: 255.00 || Y2: 823.38 || Height: 1,078.38 || S Height: 1,973.07</text:p>
          </table:table-cell>
        </table:table-row>
        <table:table-row table:style-name="ro1">
          <table:table-cell office:value-type="string" calcext:value-type="string">
            <text:p>D : 821.46</text:p>
          </table:table-cell>
          <table:table-cell office:value-type="string" calcext:value-type="string">
            <text:p>D : 778.65</text:p>
          </table:table-cell>
          <table:table-cell office:value-type="string" calcext:value-type="string">
            <text:p>D : 890.83</text:p>
          </table:table-cell>
          <table:table-cell office:value-type="string" calcext:value-type="string">
            <text:p>D : 902.73</text:p>
          </table:table-cell>
        </table:table-row>
        <table:table-row table:style-name="ro1">
          <table:table-cell office:value-type="string" calcext:value-type="string">
            <text:p>3D1: {X:13,986.84 Y:-14,092.23 Z:58,726.46}|| 3D2:{X:14,627.83 Y:-13,578.48 Z:58,237.62}</text:p>
          </table:table-cell>
          <table:table-cell office:value-type="string" calcext:value-type="string">
            <text:p>3D1: {X:13,886.07 Y:-14,220.32 Z:58,723.84}|| 3D2:{X:14,581.42 Y:-13,869.93 Z:58,185.39}</text:p>
          </table:table-cell>
          <table:table-cell office:value-type="string" calcext:value-type="string">
            <text:p>3D1: {X:16,770.72 Y:-12,803.39 Z:58,221.46}|| 3D2:{X:16,020.38 Y:-13,283.55 Z:57,855.73}</text:p>
          </table:table-cell>
          <table:table-cell office:value-type="string" calcext:value-type="string">
            <text:p>3D1: {X:16,786.97 Y:-12,861.90 Z:58,707.57}|| 3D2:{X:15,986.63 Y:-13,279.50 Z:58,384.97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8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4</text:p>
          </table:table-cell>
        </table:table-row>
        <table:table-row table:style-name="ro1">
          <table:table-cell table:number-columns-repeated="4" office:value-type="string" calcext:value-type="string">
            <text:p>T: 10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66</text:p>
          </table:table-cell>
        </table:table-row>
        <table:table-row table:style-name="ro1">
          <table:table-cell office:value-type="string" calcext:value-type="string">
            <text:p>Vy: 81.13 || Vx: 65.67 || Vtotal: 104.38</text:p>
          </table:table-cell>
          <table:table-cell office:value-type="string" calcext:value-type="string">
            <text:p>Vy: 81.28 || Vx: 65.49 || Vtotal: 104.38 || C Vt: 104.38</text:p>
          </table:table-cell>
          <table:table-cell office:value-type="string" calcext:value-type="string">
            <text:p>Vy: 81.90 || Vx: 64.71 || Vtotal: 104.37</text:p>
          </table:table-cell>
          <table:table-cell office:value-type="string" calcext:value-type="string">
            <text:p>Vy: 80.88 || Vx: 65.97 || Vtotal: 104.37</text:p>
          </table:table-cell>
        </table:table-row>
        <table:table-row table:style-name="ro1">
          <table:table-cell office:value-type="string" calcext:value-type="string">
            <text:p>T_uyMAX: 2.37 || T_total: 5.90</text:p>
          </table:table-cell>
          <table:table-cell office:value-type="string" calcext:value-type="string">
            <text:p>T_uyMAX: 2.36 || T_total: 5.94</text:p>
          </table:table-cell>
          <table:table-cell office:value-type="string" calcext:value-type="string">
            <text:p>T_uyMAX: 2.29 || T_total: 5.13</text:p>
          </table:table-cell>
          <table:table-cell office:value-type="string" calcext:value-type="string">
            <text:p>T_uyMAX: 2.40 || T_total: 9.84</text:p>
          </table:table-cell>
        </table:table-row>
        <table:table-row table:style-name="ro1">
          <table:table-cell office:value-type="string" calcext:value-type="string">
            <text:p>Y1: 219.86 || Y2: 368.49 || Height: 588.35 || S Height: 1,483.07</text:p>
          </table:table-cell>
          <table:table-cell office:value-type="string" calcext:value-type="string">
            <text:p>Y1: 218.62 || Y2: 374.14 || Height: 592.77 || S Height: 1,487.49</text:p>
          </table:table-cell>
          <table:table-cell office:value-type="string" calcext:value-type="string">
            <text:p>Y1: 213.46 || Y2: 296.22 || Height: 509.68 || S Height: 1,404.40</text:p>
          </table:table-cell>
          <table:table-cell office:value-type="string" calcext:value-type="string">
            <text:p>Y1: 221.87 || Y2: 777.60 || Height: 999.47 || S Height: 1,894.16</text:p>
          </table:table-cell>
        </table:table-row>
        <table:table-row table:style-name="ro1">
          <table:table-cell office:value-type="string" calcext:value-type="string">
            <text:p>D : 884.55</text:p>
          </table:table-cell>
          <table:table-cell office:value-type="string" calcext:value-type="string">
            <text:p>D : 836.06</text:p>
          </table:table-cell>
          <table:table-cell office:value-type="string" calcext:value-type="string">
            <text:p>D : 965.17</text:p>
          </table:table-cell>
          <table:table-cell office:value-type="string" calcext:value-type="string">
            <text:p>D : 980.28</text:p>
          </table:table-cell>
        </table:table-row>
        <table:table-row table:style-name="ro1">
          <table:table-cell office:value-type="string" calcext:value-type="string">
            <text:p>3D1: {X:13,986.84 Y:-14,092.23 Z:58,726.46}|| 3D2:{X:14,667.81 Y:-13,527.68 Z:58,155.69}</text:p>
          </table:table-cell>
          <table:table-cell office:value-type="string" calcext:value-type="string">
            <text:p>3D1: {X:13,886.07 Y:-14,220.32 Z:58,723.84}|| 3D2:{X:14,626.28 Y:-13,831.64 Z:58,099.30}</text:p>
          </table:table-cell>
          <table:table-cell office:value-type="string" calcext:value-type="string">
            <text:p>3D1: {X:16,770.72 Y:-12,803.39 Z:58,221.46}|| 3D2:{X:15,949.86 Y:-13,311.07 Z:57,783.90}</text:p>
          </table:table-cell>
          <table:table-cell office:value-type="string" calcext:value-type="string">
            <text:p>3D1: {X:16,786.97 Y:-12,861.90 Z:58,707.57}|| 3D2:{X:15,911.44 Y:-13,302.82 Z:58,316.46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8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4</text:p>
          </table:table-cell>
        </table:table-row>
        <table:table-row table:style-name="ro1">
          <table:table-cell table:number-columns-repeated="4" office:value-type="string" calcext:value-type="string">
            <text:p>T: 11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72</text:p>
          </table:table-cell>
        </table:table-row>
        <table:table-row table:style-name="ro1">
          <table:table-cell office:value-type="string" calcext:value-type="string">
            <text:p>Vy: 84.67 || Vx: 61.03 || Vtotal: 104.37</text:p>
          </table:table-cell>
          <table:table-cell office:value-type="string" calcext:value-type="string">
            <text:p>Vy: 84.80 || Vx: 60.85 || Vtotal: 104.37 || C Vt: 104.37</text:p>
          </table:table-cell>
          <table:table-cell office:value-type="string" calcext:value-type="string">
            <text:p>Vy: 85.33 || Vx: 60.10 || Vtotal: 104.38</text:p>
          </table:table-cell>
          <table:table-cell office:value-type="string" calcext:value-type="string">
            <text:p>Vy: 84.46 || Vx: 61.32 || Vtotal: 104.38</text:p>
          </table:table-cell>
        </table:table-row>
        <table:table-row table:style-name="ro1">
          <table:table-cell office:value-type="string" calcext:value-type="string">
            <text:p>T_uyMAX: 2.01 || T_total: 5.03</text:p>
          </table:table-cell>
          <table:table-cell office:value-type="string" calcext:value-type="string">
            <text:p>T_uyMAX: 2.00 || T_total: 5.07</text:p>
          </table:table-cell>
          <table:table-cell office:value-type="string" calcext:value-type="string">
            <text:p>T_uyMAX: 1.94 || T_total: 4.26</text:p>
          </table:table-cell>
          <table:table-cell office:value-type="string" calcext:value-type="string">
            <text:p>T_uyMAX: 2.03 || T_total: 8.98</text:p>
          </table:table-cell>
        </table:table-row>
        <table:table-row table:style-name="ro1">
          <table:table-cell office:value-type="string" calcext:value-type="string">
            <text:p>Y1: 189.91 || Y2: 315.47 || Height: 505.38 || S Height: 1,400.10</text:p>
          </table:table-cell>
          <table:table-cell office:value-type="string" calcext:value-type="string">
            <text:p>Y1: 188.80 || Y2: 320.85 || Height: 509.65 || S Height: 1,404.38</text:p>
          </table:table-cell>
          <table:table-cell office:value-type="string" calcext:value-type="string">
            <text:p>Y1: 184.17 || Y2: 241.82 || Height: 425.99 || S Height: 1,320.72</text:p>
          </table:table-cell>
          <table:table-cell office:value-type="string" calcext:value-type="string">
            <text:p>Y1: 191.72 || Y2: 725.01 || Height: 916.73 || S Height: 1,811.41</text:p>
          </table:table-cell>
        </table:table-row>
        <table:table-row table:style-name="ro1">
          <table:table-cell office:value-type="string" calcext:value-type="string">
            <text:p>D : 943.03</text:p>
          </table:table-cell>
          <table:table-cell office:value-type="string" calcext:value-type="string">
            <text:p>D : 888.66</text:p>
          </table:table-cell>
          <table:table-cell office:value-type="string" calcext:value-type="string">
            <text:p>D : 1,035.46</text:p>
          </table:table-cell>
          <table:table-cell office:value-type="string" calcext:value-type="string">
            <text:p>D : 1,053.85</text:p>
          </table:table-cell>
        </table:table-row>
        <table:table-row table:style-name="ro1">
          <table:table-cell office:value-type="string" calcext:value-type="string">
            <text:p>3D1: {X:13,986.84 Y:-14,092.23 Z:58,726.46}|| 3D2:{X:14,702.73 Y:-13,478.38 Z:58,070.60}</text:p>
          </table:table-cell>
          <table:table-cell office:value-type="string" calcext:value-type="string">
            <text:p>3D1: {X:13,886.07 Y:-14,220.32 Z:58,723.84}|| 3D2:{X:14,665.74 Y:-13,793.92 Z:58,010.35}</text:p>
          </table:table-cell>
          <table:table-cell office:value-type="string" calcext:value-type="string">
            <text:p>3D1: {X:16,770.72 Y:-12,803.39 Z:58,221.46}|| 3D2:{X:15,881.89 Y:-13,334.58 Z:57,708.28}</text:p>
          </table:table-cell>
          <table:table-cell office:value-type="string" calcext:value-type="string">
            <text:p>3D1: {X:16,786.97 Y:-12,861.90 Z:58,707.57}|| 3D2:{X:15,839.10 Y:-13,322.49 Z:58,243.85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8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4</text:p>
          </table:table-cell>
        </table:table-row>
        <table:table-row table:style-name="ro1">
          <table:table-cell table:number-columns-repeated="4" office:value-type="string" calcext:value-type="string">
            <text:p>T: 12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78</text:p>
          </table:table-cell>
        </table:table-row>
        <table:table-row table:style-name="ro1">
          <table:table-cell office:value-type="string" calcext:value-type="string">
            <text:p>Vy: 87.72 || Vx: 56.56 || Vtotal: 104.38</text:p>
          </table:table-cell>
          <table:table-cell office:value-type="string" calcext:value-type="string">
            <text:p>Vy: 87.83 || Vx: 56.39 || Vtotal: 104.37 || C Vt: 104.37</text:p>
          </table:table-cell>
          <table:table-cell office:value-type="string" calcext:value-type="string">
            <text:p>Vy: 88.29 || Vx: 55.67 || Vtotal: 104.37</text:p>
          </table:table-cell>
          <table:table-cell office:value-type="string" calcext:value-type="string">
            <text:p>Vy: 87.54 || Vx: 56.84 || Vtotal: 104.38</text:p>
          </table:table-cell>
        </table:table-row>
        <table:table-row table:style-name="ro1">
          <table:table-cell office:value-type="string" calcext:value-type="string">
            <text:p>T_uyMAX: 1.70 || T_total: 4.15</text:p>
          </table:table-cell>
          <table:table-cell office:value-type="string" calcext:value-type="string">
            <text:p>T_uyMAX: 1.69 || T_total: 4.19</text:p>
          </table:table-cell>
          <table:table-cell office:value-type="string" calcext:value-type="string">
            <text:p>T_uyMAX: 1.64 || T_total: 3.38</text:p>
          </table:table-cell>
          <table:table-cell office:value-type="string" calcext:value-type="string">
            <text:p>T_uyMAX: 1.72 || T_total: 8.10</text:p>
          </table:table-cell>
        </table:table-row>
        <table:table-row table:style-name="ro1">
          <table:table-cell office:value-type="string" calcext:value-type="string">
            <text:p>Y1: 163.11 || Y2: 256.00 || Height: 419.12 || S Height: 1,313.84</text:p>
          </table:table-cell>
          <table:table-cell office:value-type="string" calcext:value-type="string">
            <text:p>Y1: 162.13 || Y2: 261.15 || Height: 423.28 || S Height: 1,318.00</text:p>
          </table:table-cell>
          <table:table-cell office:value-type="string" calcext:value-type="string">
            <text:p>Y1: 158.00 || Y2: 181.12 || Height: 339.12 || S Height: 1,233.84</text:p>
          </table:table-cell>
          <table:table-cell office:value-type="string" calcext:value-type="string">
            <text:p>Y1: 164.72 || Y2: 665.95 || Height: 830.67 || S Height: 1,725.34</text:p>
          </table:table-cell>
        </table:table-row>
        <table:table-row table:style-name="ro1">
          <table:table-cell office:value-type="string" calcext:value-type="string">
            <text:p>D : 997.12</text:p>
          </table:table-cell>
          <table:table-cell office:value-type="string" calcext:value-type="string">
            <text:p>D : 936.69</text:p>
          </table:table-cell>
          <table:table-cell office:value-type="string" calcext:value-type="string">
            <text:p>D : 1,101.84</text:p>
          </table:table-cell>
          <table:table-cell office:value-type="string" calcext:value-type="string">
            <text:p>D : 1,123.52</text:p>
          </table:table-cell>
        </table:table-row>
        <table:table-row table:style-name="ro1">
          <table:table-cell office:value-type="string" calcext:value-type="string">
            <text:p>3D1: {X:13,986.84 Y:-14,092.23 Z:58,726.46}|| 3D2:{X:14,732.83 Y:-13,430.61 Z:57,982.83}</text:p>
          </table:table-cell>
          <table:table-cell office:value-type="string" calcext:value-type="string">
            <text:p>3D1: {X:13,886.07 Y:-14,220.32 Z:58,723.84}|| 3D2:{X:14,700.06 Y:-13,756.85 Z:57,919.03}</text:p>
          </table:table-cell>
          <table:table-cell office:value-type="string" calcext:value-type="string">
            <text:p>3D1: {X:16,770.72 Y:-12,803.39 Z:58,221.46}|| 3D2:{X:15,816.49 Y:-13,354.31 Z:57,629.37}</text:p>
          </table:table-cell>
          <table:table-cell office:value-type="string" calcext:value-type="string">
            <text:p>3D1: {X:16,786.97 Y:-12,861.90 Z:58,707.57}|| 3D2:{X:15,769.63 Y:-13,338.68 Z:58,167.67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8</text:p>
          </table:table-cell>
          <table:table-cell office:value-type="string" calcext:value-type="string">
            <text:p>Grav V D: 9.27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4</text:p>
          </table:table-cell>
        </table:table-row>
        <table:table-row table:style-name="ro1">
          <table:table-cell table:number-columns-repeated="4" office:value-type="string" calcext:value-type="string">
            <text:p>T: 13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84</text:p>
          </table:table-cell>
        </table:table-row>
        <table:table-row table:style-name="ro1">
          <table:table-cell office:value-type="string" calcext:value-type="string">
            <text:p>Vy: 90.33 || Vx: 52.29 || Vtotal: 104.37</text:p>
          </table:table-cell>
          <table:table-cell office:value-type="string" calcext:value-type="string">
            <text:p>Vy: 90.43 || Vx: 52.12 || Vtotal: 104.38 || C Vt: 104.38</text:p>
          </table:table-cell>
          <table:table-cell office:value-type="string" calcext:value-type="string">
            <text:p>Vy: 90.82 || Vx: 51.44 || Vtotal: 104.37</text:p>
          </table:table-cell>
          <table:table-cell office:value-type="string" calcext:value-type="string">
            <text:p>Vy: 90.18 || Vx: 52.55 || Vtotal: 104.38</text:p>
          </table:table-cell>
        </table:table-row>
        <table:table-row table:style-name="ro1">
          <table:table-cell office:value-type="string" calcext:value-type="string">
            <text:p>T_uyMAX: 1.43 || T_total: 3.26</text:p>
          </table:table-cell>
          <table:table-cell office:value-type="string" calcext:value-type="string">
            <text:p>T_uyMAX: 1.42 || T_total: 3.30</text:p>
          </table:table-cell>
          <table:table-cell office:value-type="string" calcext:value-type="string">
            <text:p>T_uyMAX: 1.38 || T_total: 2.48</text:p>
          </table:table-cell>
          <table:table-cell office:value-type="string" calcext:value-type="string">
            <text:p>T_uyMAX: 1.45 || T_total: 7.20</text:p>
          </table:table-cell>
        </table:table-row>
        <table:table-row table:style-name="ro1">
          <table:table-cell office:value-type="string" calcext:value-type="string">
            <text:p>Y1: 139.39 || Y2: 190.64 || Height: 330.04 || S Height: 1,224.76</text:p>
          </table:table-cell>
          <table:table-cell office:value-type="string" calcext:value-type="string">
            <text:p>Y1: 138.52 || Y2: 195.58 || Height: 334.10 || S Height: 1,228.82</text:p>
          </table:table-cell>
          <table:table-cell office:value-type="string" calcext:value-type="string">
            <text:p>Y1: 134.91 || Y2: 114.60 || Height: 249.51 || S Height: 1,144.23</text:p>
          </table:table-cell>
          <table:table-cell office:value-type="string" calcext:value-type="string">
            <text:p>Y1: 140.80 || Y2: 600.94 || Height: 741.75 || S Height: 1,636.42</text:p>
          </table:table-cell>
        </table:table-row>
        <table:table-row table:style-name="ro1">
          <table:table-cell office:value-type="string" calcext:value-type="string">
            <text:p>D : 1,047.04</text:p>
          </table:table-cell>
          <table:table-cell office:value-type="string" calcext:value-type="string">
            <text:p>D : 980.42</text:p>
          </table:table-cell>
          <table:table-cell office:value-type="string" calcext:value-type="string">
            <text:p>D : 1,164.48</text:p>
          </table:table-cell>
          <table:table-cell office:value-type="string" calcext:value-type="string">
            <text:p>D : 1,189.45</text:p>
          </table:table-cell>
        </table:table-row>
        <table:table-row table:style-name="ro1">
          <table:table-cell office:value-type="string" calcext:value-type="string">
            <text:p>3D1: {X:13,986.84 Y:-14,092.23 Z:58,726.46}|| 3D2:{X:14,758.40 Y:-13,384.41 Z:57,892.81}</text:p>
          </table:table-cell>
          <table:table-cell office:value-type="string" calcext:value-type="string">
            <text:p>3D1: {X:13,886.07 Y:-14,220.32 Z:58,723.84}|| 3D2:{X:14,729.51 Y:-13,720.49 Z:57,825.75}</text:p>
          </table:table-cell>
          <table:table-cell office:value-type="string" calcext:value-type="string">
            <text:p>3D1: {X:16,770.72 Y:-12,803.39 Z:58,221.46}|| 3D2:{X:15,753.66 Y:-13,370.48 Z:57,547.63}</text:p>
          </table:table-cell>
          <table:table-cell office:value-type="string" calcext:value-type="string">
            <text:p>3D1: {X:16,786.97 Y:-12,861.90 Z:58,707.57}|| 3D2:{X:15,703.00 Y:-13,351.61 Z:58,088.37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8</text:p>
          </table:table-cell>
          <table:table-cell office:value-type="string" calcext:value-type="string">
            <text:p>Grav V D: 9.26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5</text:p>
          </table:table-cell>
        </table:table-row>
        <table:table-row table:style-name="ro1">
          <table:table-cell table:number-columns-repeated="4" office:value-type="string" calcext:value-type="string">
            <text:p>T: 14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90</text:p>
          </table:table-cell>
        </table:table-row>
        <table:table-row table:style-name="ro1">
          <table:table-cell office:value-type="string" calcext:value-type="string">
            <text:p>Vy: 92.56 || Vx: 48.23 || Vtotal: 104.38</text:p>
          </table:table-cell>
          <table:table-cell office:value-type="string" calcext:value-type="string">
            <text:p>Vy: 92.64 || Vx: 48.08 || Vtotal: 104.37 || C Vt: 104.37</text:p>
          </table:table-cell>
          <table:table-cell office:value-type="string" calcext:value-type="string">
            <text:p>Vy: 92.98 || Vx: 47.43 || Vtotal: 104.37</text:p>
          </table:table-cell>
          <table:table-cell office:value-type="string" calcext:value-type="string">
            <text:p>Vy: 92.43 || Vx: 48.48 || Vtotal: 104.37</text:p>
          </table:table-cell>
        </table:table-row>
        <table:table-row table:style-name="ro1">
          <table:table-cell office:value-type="string" calcext:value-type="string">
            <text:p>T_uyMAX: 1.20 || T_total: 2.35</text:p>
          </table:table-cell>
          <table:table-cell office:value-type="string" calcext:value-type="string">
            <text:p>T_uyMAX: 1.20 || T_total: 2.39</text:p>
          </table:table-cell>
          <table:table-cell office:value-type="string" calcext:value-type="string">
            <text:p>T_uyMAX: 1.16 || T_total: 1.57</text:p>
          </table:table-cell>
          <table:table-cell office:value-type="string" calcext:value-type="string">
            <text:p>T_uyMAX: 1.22 || T_total: 6.30</text:p>
          </table:table-cell>
        </table:table-row>
        <table:table-row table:style-name="ro1">
          <table:table-cell office:value-type="string" calcext:value-type="string">
            <text:p>Y1: 118.62 || Y2: 119.93 || Height: 238.55 || S Height: 1,133.27</text:p>
          </table:table-cell>
          <table:table-cell office:value-type="string" calcext:value-type="string">
            <text:p>Y1: 117.87 || Y2: 124.65 || Height: 242.51 || S Height: 1,137.24</text:p>
          </table:table-cell>
          <table:table-cell office:value-type="string" calcext:value-type="string">
            <text:p>Y1: 114.71 || Y2: 42.85 || Height: 157.56 || S Height: 1,052.29</text:p>
          </table:table-cell>
          <table:table-cell office:value-type="string" calcext:value-type="string">
            <text:p>Y1: 119.85 || Y2: 530.54 || Height: 650.39 || S Height: 1,545.06</text:p>
          </table:table-cell>
        </table:table-row>
        <table:table-row table:style-name="ro1">
          <table:table-cell office:value-type="string" calcext:value-type="string">
            <text:p>D : 1,093.09</text:p>
          </table:table-cell>
          <table:table-cell office:value-type="string" calcext:value-type="string">
            <text:p>D : 1,020.17</text:p>
          </table:table-cell>
          <table:table-cell office:value-type="string" calcext:value-type="string">
            <text:p>D : 1,223.56</text:p>
          </table:table-cell>
          <table:table-cell office:value-type="string" calcext:value-type="string">
            <text:p>D : 1,251.82</text:p>
          </table:table-cell>
        </table:table-row>
        <table:table-row table:style-name="ro1">
          <table:table-cell office:value-type="string" calcext:value-type="string">
            <text:p>3D1: {X:13,986.84 Y:-14,092.23 Z:58,726.46}|| 3D2:{X:14,779.70 Y:-13,339.75 Z:57,800.92}</text:p>
          </table:table-cell>
          <table:table-cell office:value-type="string" calcext:value-type="string">
            <text:p>3D1: {X:13,886.07 Y:-14,220.32 Z:58,723.84}|| 3D2:{X:14,754.41 Y:-13,684.85 Z:57,730.86}</text:p>
          </table:table-cell>
          <table:table-cell office:value-type="string" calcext:value-type="string">
            <text:p>3D1: {X:16,770.72 Y:-12,803.39 Z:58,221.46}|| 3D2:{X:15,693.32 Y:-13,383.33 Z:57,463.45}</text:p>
          </table:table-cell>
          <table:table-cell office:value-type="string" calcext:value-type="string">
            <text:p>3D1: {X:16,786.97 Y:-12,861.90 Z:58,707.57}|| 3D2:{X:15,639.17 Y:-13,361.51 Z:58,006.39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8</text:p>
          </table:table-cell>
          <table:table-cell office:value-type="string" calcext:value-type="string">
            <text:p>Grav V D: 9.26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5</text:p>
          </table:table-cell>
        </table:table-row>
        <table:table-row table:style-name="ro1">
          <table:table-cell table:number-columns-repeated="4" office:value-type="string" calcext:value-type="string">
            <text:p>T: 15.00</text:p>
          </table:table-cell>
        </table:table-row>
        <table:table-row table:style-name="ro1">
          <table:table-cell table:number-columns-repeated="4" office:value-type="string" calcext:value-type="string">
            <text:p>-----</text:p>
          </table:table-cell>
        </table:table-row>
        <table:table-row table:style-name="ro1">
          <table:table-cell table:number-columns-repeated="4" office:value-type="string" calcext:value-type="string">
            <text:p>It: 96</text:p>
          </table:table-cell>
        </table:table-row>
        <table:table-row table:style-name="ro1">
          <table:table-cell office:value-type="string" calcext:value-type="string">
            <text:p>Vy: 94.45 || Vx: 44.41 || Vtotal: 104.37</text:p>
          </table:table-cell>
          <table:table-cell office:value-type="string" calcext:value-type="string">
            <text:p>Vy: 94.52 || Vx: 44.27 || Vtotal: 104.38 || C Vt: 104.38</text:p>
          </table:table-cell>
          <table:table-cell office:value-type="string" calcext:value-type="string">
            <text:p>Vy: 94.80 || Vx: 43.66 || Vtotal: 104.38</text:p>
          </table:table-cell>
          <table:table-cell office:value-type="string" calcext:value-type="string">
            <text:p>Vy: 94.34 || Vx: 44.65 || Vtotal: 104.37</text:p>
          </table:table-cell>
        </table:table-row>
        <table:table-row table:style-name="ro1">
          <table:table-cell office:value-type="string" calcext:value-type="string">
            <text:p>T_uyMAX: 1.01 || T_total: 1.44</text:p>
          </table:table-cell>
          <table:table-cell office:value-type="string" calcext:value-type="string">
            <text:p>T_uyMAX: 1.00 || T_total: 1.47</text:p>
          </table:table-cell>
          <table:table-cell office:value-type="string" calcext:value-type="string">
            <text:p>T_uyMAX: 0.98 || T_total: 0.65</text:p>
          </table:table-cell>
          <table:table-cell office:value-type="string" calcext:value-type="string">
            <text:p>T_uyMAX: 1.02 || T_total: 5.39</text:p>
          </table:table-cell>
        </table:table-row>
        <table:table-row table:style-name="ro1">
          <table:table-cell office:value-type="string" calcext:value-type="string">
            <text:p>Y1: 100.59 || Y2: 44.40 || Height: 144.99 || S Height: 1,039.72</text:p>
          </table:table-cell>
          <table:table-cell office:value-type="string" calcext:value-type="string">
            <text:p>Y1: 99.93 || Y2: 48.96 || Height: 148.88 || S Height: 1,043.61</text:p>
          </table:table-cell>
          <table:table-cell office:value-type="string" calcext:value-type="string">
            <text:p>Y1: 97.22 || Y2: -33.59 || Height: 63.63 || S Height: 958.36</text:p>
          </table:table-cell>
          <table:table-cell office:value-type="string" calcext:value-type="string">
            <text:p>Y1: 101.65 || Y2: 455.31 || Height: 556.96 || S Height: 1,451.63</text:p>
          </table:table-cell>
        </table:table-row>
        <table:table-row table:style-name="ro1">
          <table:table-cell office:value-type="string" calcext:value-type="string">
            <text:p>D : 1,135.53</text:p>
          </table:table-cell>
          <table:table-cell office:value-type="string" calcext:value-type="string">
            <text:p>D : 1,056.22</text:p>
          </table:table-cell>
          <table:table-cell office:value-type="string" calcext:value-type="string">
            <text:p>D : 1,279.33</text:p>
          </table:table-cell>
          <table:table-cell office:value-type="string" calcext:value-type="string">
            <text:p>D : 1,310.81</text:p>
          </table:table-cell>
        </table:table-row>
        <table:table-row table:style-name="ro1">
          <table:table-cell office:value-type="string" calcext:value-type="string">
            <text:p>3D1: {X:13,986.84 Y:-14,092.23 Z:58,726.46}|| 3D2:{X:14,797.03 Y:-13,296.61 Z:57,707.49}</text:p>
          </table:table-cell>
          <table:table-cell office:value-type="string" calcext:value-type="string">
            <text:p>3D1: {X:13,886.07 Y:-14,220.32 Z:58,723.84}|| 3D2:{X:14,775.05 Y:-13,649.96 Z:57,634.69}</text:p>
          </table:table-cell>
          <table:table-cell office:value-type="string" calcext:value-type="string">
            <text:p>3D1: {X:16,770.72 Y:-12,803.39 Z:58,221.46}|| 3D2:{X:15,635.41 Y:-13,393.09 Z:57,377.18}</text:p>
          </table:table-cell>
          <table:table-cell office:value-type="string" calcext:value-type="string">
            <text:p>3D1: {X:16,786.97 Y:-12,861.90 Z:58,707.57}|| 3D2:{X:15,578.04 Y:-13,368.57 Z:57,922.10}</text:p>
          </table:table-cell>
        </table:table-row>
        <table:table-row table:style-name="ro1">
          <table:table-cell table:number-columns-repeated="4"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7</text:p>
          </table:table-cell>
          <table:table-cell office:value-type="string" calcext:value-type="string">
            <text:p>Grav V D: 9.26</text:p>
          </table:table-cell>
          <table:table-cell office:value-type="string" calcext:value-type="string">
            <text:p>Grav V D: 9.23</text:p>
          </table:table-cell>
          <table:table-cell office:value-type="string" calcext:value-type="string">
            <text:p>Grav V D: 9.25</text:p>
          </table:table-cell>
        </table:table-row>
        <table:table-row table:style-name="ro1">
          <table:table-cell table:number-columns-repeated="4" office:value-type="string" calcext:value-type="string">
            <text:p>T: 16.00</text:p>
          </table:table-cell>
        </table:table-row>
        <table:table-row table:style-name="ro1">
          <table:table-cell table:number-columns-repeated="2"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</text:p>
          </table:table-cell>
        </table:table-row>
        <table:table-row table:style-name="ro1">
          <table:table-cell table:number-columns-repeated="2" office:value-type="string" calcext:value-type="string">
            <text:p>It: 10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t: 102</text:p>
          </table:table-cell>
        </table:table-row>
        <table:table-row table:style-name="ro1">
          <table:table-cell office:value-type="string" calcext:value-type="string">
            <text:p>Vy: 96.06 || Vx: 40.83 || Vtotal: 104.37</text:p>
          </table:table-cell>
          <table:table-cell office:value-type="string" calcext:value-type="string">
            <text:p>Vy: 96.11 || Vx: 40.70 || Vtotal: 104.38 || C Vt: 104.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y: 95.96 || Vx: 41.05 || Vtotal: 104.37</text:p>
          </table:table-cell>
        </table:table-row>
        <table:table-row table:style-name="ro1">
          <table:table-cell office:value-type="string" calcext:value-type="string">
            <text:p>T_uyMAX: 0.85 || T_total: 0.50</text:p>
          </table:table-cell>
          <table:table-cell office:value-type="string" calcext:value-type="string">
            <text:p>T_uyMAX: 0.84 || T_total: 0.54</text:p>
          </table:table-cell>
          <table:table-cell/>
          <table:table-cell office:value-type="string" calcext:value-type="string">
            <text:p>T_uyMAX: 0.86 || T_total: 4.46</text:p>
          </table:table-cell>
        </table:table-row>
        <table:table-row table:style-name="ro1">
          <table:table-cell office:value-type="string" calcext:value-type="string">
            <text:p>Y1: 85.02 || Y2: -35.32 || Height: 49.70 || S Height: 944.43</text:p>
          </table:table-cell>
          <table:table-cell office:value-type="string" calcext:value-type="string">
            <text:p>Y1: 84.46 || Y2: -30.93 || Height: 53.53 || S Height: 948.26</text:p>
          </table:table-cell>
          <table:table-cell/>
          <table:table-cell office:value-type="string" calcext:value-type="string">
            <text:p>Y1: 85.93 || Y2: 375.84 || Height: 461.77 || S Height: 1,356.44</text:p>
          </table:table-cell>
        </table:table-row>
        <table:table-row table:style-name="ro1">
          <table:table-cell office:value-type="string" calcext:value-type="string">
            <text:p>D : 1,174.64</text:p>
          </table:table-cell>
          <table:table-cell office:value-type="string" calcext:value-type="string">
            <text:p>D : 1,088.88</text:p>
          </table:table-cell>
          <table:table-cell/>
          <table:table-cell office:value-type="string" calcext:value-type="string">
            <text:p>D : 1,366.65</text:p>
          </table:table-cell>
        </table:table-row>
        <table:table-row table:style-name="ro1">
          <table:table-cell office:value-type="string" calcext:value-type="string">
            <text:p>3D1: {X:13,986.84 Y:-14,092.23 Z:58,726.46}|| 3D2:{X:14,810.68 Y:-13,254.93 Z:57,612.78}</text:p>
          </table:table-cell>
          <table:table-cell office:value-type="string" calcext:value-type="string">
            <text:p>3D1: {X:13,886.07 Y:-14,220.32 Z:58,723.84}|| 3D2:{X:14,791.74 Y:-13,615.82 Z:57,537.49}</text:p>
          </table:table-cell>
          <table:table-cell/>
          <table:table-cell office:value-type="string" calcext:value-type="string">
            <text:p>3D1: {X:16,786.97 Y:-12,861.90 Z:58,707.57}|| 3D2:{X:15,519.49 Y:-13,373.02 Z:57,835.80}</text:p>
          </table:table-cell>
        </table:table-row>
        <table:table-row table:style-name="ro1">
          <table:table-cell table:number-columns-repeated="2" office:value-type="string" calcext:value-type="string">
            <text:p>Grav V L: 9.81</text:p>
          </table:table-cell>
          <table:table-cell/>
          <table:table-cell office:value-type="string" calcext:value-type="string">
            <text:p>Grav V L: 9.81</text:p>
          </table:table-cell>
        </table:table-row>
        <table:table-row table:style-name="ro1">
          <table:table-cell office:value-type="string" calcext:value-type="string">
            <text:p>Grav V D: 9.27</text:p>
          </table:table-cell>
          <table:table-cell office:value-type="string" calcext:value-type="string">
            <text:p>Grav V D: 9.26</text:p>
          </table:table-cell>
          <table:table-cell/>
          <table:table-cell office:value-type="string" calcext:value-type="string">
            <text:p>Grav V D: 9.25</text:p>
          </table:table-cell>
        </table:table-row>
        <table:table-row table:style-name="ro1">
          <table:table-cell table:number-columns-repeated="2" office:value-type="string" calcext:value-type="string">
            <text:p>T: 17.00</text:p>
          </table:table-cell>
          <table:table-cell/>
          <table:table-cell office:value-type="string" calcext:value-type="string">
            <text:p>T: 17.00</text:p>
          </table:table-cell>
        </table:table-row>
        <table:table-row table:style-name="ro1">
          <table:table-cell table:number-columns-repeated="2" office:value-type="string" calcext:value-type="string">
            <text:p>------</text:p>
          </table:table-cell>
          <table:table-cell/>
          <table:table-cell office:value-type="string" calcext:value-type="string">
            <text:p>-----</text:p>
          </table:table-cell>
        </table:table-row>
        <table:table-row table:style-name="ro1">
          <table:table-cell table:number-columns-repeated="2" office:value-type="string" calcext:value-type="string">
            <text:p>END</text:p>
          </table:table-cell>
          <table:table-cell/>
          <table:table-cell office:value-type="string" calcext:value-type="string">
            <text:p>It: 108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Vy: 97.33 || Vx: 37.70 || Vtotal: 104.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_uyMAX: 0.72 || T_total: 3.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: 72.48 || Y2: 292.62 || Height: 365.09 || S Height: 1,259.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 : 1,419.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D1: {X:16,786.97 Y:-12,861.90 Z:58,707.57}|| 3D2:{X:15,463.41 Y:-13,375.06 Z:57,747.80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v V L: 9.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v V D: 9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: 18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t: 1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y: 98.48 || Vx: 34.59 || Vtotal: 104.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_uyMAX: 0.60 || T_total: 2.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: 61.02 || Y2: 206.15 || Height: 267.16 || S Height: 1,161.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 : 1,469.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D1: {X:16,786.97 Y:-12,861.90 Z:58,707.57}|| 3D2:{X:15,409.66 Y:-13,374.88 Z:57,658.33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v V L: 9.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v V D: 9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: 19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t: 1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y: 99.45 || Vx: 31.70 || Vtotal: 104.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_uyMAX: 0.50 || T_total: 1.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: 51.26 || Y2: 116.92 || Height: 168.18 || S Height: 1,062.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 : 1,517.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D1: {X:16,786.97 Y:-12,861.90 Z:58,707.57}|| 3D2:{X:15,358.09 Y:-13,372.68 Z:57,567.61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v V L: 9.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v V D: 9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: 2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t: 1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y: 100.26 || Vx: 29.03 || Vtotal: 104.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_uyMAX: 0.42 || T_total: 0.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: 42.99 || Y2: 25.32 || Height: 68.31 || S Height: 962.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 : 1,562.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D1: {X:16,786.97 Y:-12,861.90 Z:58,707.57}|| 3D2:{X:15,308.57 Y:-13,368.62 Z:57,475.82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v V L: 9.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v V D: 9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: 21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21:39:25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 LibreOffice_project/5d19a1bfa650b796764388cd8b33a5af1f5baa1b</meta:generator>
    <dc:date>2025-08-22T01:00:24.090000000</dc:date>
    <meta:editing-duration>PT4H8M36S</meta:editing-duration>
    <meta:editing-cycles>12</meta:editing-cycles>
    <meta:document-statistic meta:table-count="1" meta:cell-count="762" meta:object-count="0"/>
  </office:meta>
</office:document-meta>
</file>